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Times New Roman" fo:font-size="14pt" fo:background-color="#ffffff" style:font-size-asian="14pt" style:font-size-complex="14pt"/>
    </style:style>
    <style:style style:name="P2" style:family="paragraph" style:parent-style-name="Text_20_body">
      <style:text-properties style:font-name="Times New Roman" fo:font-size="14pt" officeooo:paragraph-rsid="000e0aa6" fo:background-color="#ffffff" style:font-size-asian="14pt" style:font-size-complex="14pt"/>
    </style:style>
    <style:style style:name="P3" style:family="paragraph" style:parent-style-name="Text_20_body" style:list-style-name="L3">
      <style:text-properties style:font-name="Times New Roman" fo:font-size="14pt" fo:background-color="#ffffff" style:font-size-asian="14pt" style:font-size-complex="14pt"/>
    </style:style>
    <style:style style:name="P4" style:family="paragraph" style:parent-style-name="Text_20_body" style:list-style-name="L4">
      <style:text-properties style:font-name="Times New Roman" fo:font-size="14pt" fo:background-color="#ffffff" style:font-size-asian="14pt" style:font-size-complex="14pt"/>
    </style:style>
    <style:style style:name="P5" style:family="paragraph" style:parent-style-name="Text_20_body">
      <style:text-properties style:font-name="Times New Roman" fo:font-size="14pt" officeooo:paragraph-rsid="001c90c2" fo:background-color="#ffffff" style:font-size-asian="14pt" style:font-size-complex="14pt"/>
    </style:style>
    <style:style style:name="P6" style:family="paragraph" style:parent-style-name="Text_20_body">
      <style:text-properties style:font-name="Times New Roman" fo:font-size="14pt" officeooo:rsid="002e1302" officeooo:paragraph-rsid="002e1302" fo:background-color="#ffffff" style:font-size-asian="14pt" style:font-size-complex="14pt"/>
    </style:style>
    <style:style style:name="P7" style:family="paragraph" style:parent-style-name="Text_20_body">
      <style:text-properties style:font-name="Times New Roman" fo:font-size="14pt" fo:font-weight="bold" fo:background-color="#ffffff" style:font-size-asian="14pt" style:font-weight-asian="bold" style:font-size-complex="14pt" style:font-weight-complex="bold"/>
    </style:style>
    <style:style style:name="P8" style:family="paragraph" style:parent-style-name="Text_20_body">
      <style:text-properties style:font-name="Times New Roman" fo:font-size="14pt" fo:font-weight="bold" officeooo:paragraph-rsid="000e0aa6" fo:background-color="#ffffff" style:font-size-asian="14pt" style:font-weight-asian="bold" style:font-size-complex="14pt" style:font-weight-complex="bold"/>
    </style:style>
    <style:style style:name="P9" style:family="paragraph" style:parent-style-name="Text_20_body" style:list-style-name="L4">
      <style:paragraph-properties fo:margin-top="0cm" fo:margin-bottom="0cm" loext:contextual-spacing="false"/>
      <style:text-properties style:font-name="Times New Roman" fo:font-size="14pt" fo:background-color="#ffffff" style:font-size-asian="14pt" style:font-size-complex="14pt"/>
    </style:style>
    <style:style style:name="P10" style:family="paragraph" style:parent-style-name="Text_20_body">
      <style:paragraph-properties fo:text-align="center" style:justify-single-word="false" fo:break-before="page"/>
      <style:text-properties style:font-name="Times New Roman" fo:font-size="14pt" fo:background-color="#ffffff" style:font-size-asian="14pt" style:font-size-complex="14pt"/>
    </style:style>
    <style:style style:name="P11" style:family="paragraph" style:parent-style-name="Text_20_body" style:list-style-name="L9">
      <style:paragraph-properties fo:margin-top="0.101cm" fo:margin-bottom="0.101cm" loext:contextual-spacing="false"/>
      <style:text-properties style:font-name="Times New Roman" fo:font-size="14pt" officeooo:rsid="002e1302" officeooo:paragraph-rsid="002e1302" fo:background-color="#ffffff" style:font-size-asian="14pt" style:font-size-complex="14pt"/>
    </style:style>
    <style:style style:name="P12" style:family="paragraph" style:parent-style-name="Text_20_body" style:list-style-name="L9">
      <style:paragraph-properties fo:margin-top="0.101cm" fo:margin-bottom="0.101cm" loext:contextual-spacing="false"/>
      <style:text-properties style:font-name="Times New Roman" fo:font-size="14pt" style:font-size-asian="14pt" style:font-size-complex="14pt"/>
    </style:style>
    <style:style style:name="P13" style:family="paragraph" style:parent-style-name="Text_20_body">
      <style:paragraph-properties fo:margin-top="0.101cm" fo:margin-bottom="0.101cm" loext:contextual-spacing="false"/>
      <style:text-properties style:font-name="Times New Roman" fo:font-size="14pt" officeooo:rsid="00439ffd" officeooo:paragraph-rsid="00439ffd" style:font-size-asian="14pt" style:font-size-complex="14pt"/>
    </style:style>
    <style:style style:name="P14" style:family="paragraph" style:parent-style-name="Text_20_body">
      <style:paragraph-properties fo:margin-top="0.101cm" fo:margin-bottom="0.101cm" loext:contextual-spacing="false"/>
      <style:text-properties style:font-name="Times New Roman" fo:font-size="14pt" officeooo:rsid="0044809b" officeooo:paragraph-rsid="0044809b" style:font-size-asian="14pt" style:font-size-complex="14pt"/>
    </style:style>
    <style:style style:name="P15" style:family="paragraph" style:parent-style-name="Heading_20_3">
      <style:paragraph-properties fo:text-align="center" style:justify-single-word="false"/>
      <style:text-properties style:font-name="Times New Roman" fo:font-size="14pt" fo:background-color="#ffffff" style:font-size-asian="14pt" style:font-size-complex="14pt"/>
    </style:style>
    <style:style style:name="T1" style:family="text">
      <style:text-properties officeooo:rsid="0011ba7c"/>
    </style:style>
    <style:style style:name="T2" style:family="text">
      <style:text-properties officeooo:rsid="0018c46f"/>
    </style:style>
    <style:style style:name="T3" style:family="text">
      <style:text-properties officeooo:rsid="001a317e"/>
    </style:style>
    <style:style style:name="T4" style:family="text">
      <style:text-properties officeooo:rsid="001c90c2"/>
    </style:style>
    <style:style style:name="T5" style:family="text">
      <style:text-properties style:text-underline-style="none" officeooo:rsid="001cc76e"/>
    </style:style>
    <style:style style:name="T6" style:family="text">
      <style:text-properties style:text-underline-style="none" officeooo:rsid="002025ee"/>
    </style:style>
    <style:style style:name="T7" style:family="text">
      <style:text-properties officeooo:rsid="001eb98e"/>
    </style:style>
    <style:style style:name="T8" style:family="text">
      <style:text-properties officeooo:rsid="0021225f"/>
    </style:style>
    <style:style style:name="T9" style:family="text">
      <style:text-properties officeooo:rsid="0021cd72"/>
    </style:style>
    <style:style style:name="T10" style:family="text">
      <style:text-properties officeooo:rsid="0023ed58"/>
    </style:style>
    <style:style style:name="T11" style:family="text">
      <style:text-properties officeooo:rsid="00282441"/>
    </style:style>
    <style:style style:name="T12" style:family="text">
      <style:text-properties officeooo:rsid="0028f10b"/>
    </style:style>
    <style:style style:name="T13" style:family="text">
      <style:text-properties officeooo:rsid="00297d22"/>
    </style:style>
    <style:style style:name="T14" style:family="text">
      <style:text-properties officeooo:rsid="003011ed"/>
    </style:style>
    <style:style style:name="T15" style:family="text">
      <style:text-properties officeooo:rsid="0031645b"/>
    </style:style>
    <style:style style:name="T16" style:family="text">
      <style:text-properties officeooo:rsid="0031ab1b"/>
    </style:style>
    <style:style style:name="T17" style:family="text">
      <style:text-properties officeooo:rsid="0032006c"/>
    </style:style>
    <style:style style:name="T18" style:family="text">
      <style:text-properties officeooo:rsid="00338caa"/>
    </style:style>
    <style:style style:name="T19" style:family="text">
      <style:text-properties officeooo:rsid="00345e2d"/>
    </style:style>
    <style:style style:name="T20" style:family="text">
      <style:text-properties officeooo:rsid="00355a88"/>
    </style:style>
    <style:style style:name="T21" style:family="text">
      <style:text-properties officeooo:rsid="00361947"/>
    </style:style>
    <style:style style:name="T22" style:family="text">
      <style:text-properties officeooo:rsid="0036dccf"/>
    </style:style>
    <style:style style:name="T23" style:family="text">
      <style:text-properties officeooo:rsid="00387bf1"/>
    </style:style>
    <style:style style:name="T24" style:family="text">
      <style:text-properties officeooo:rsid="003a3b89"/>
    </style:style>
    <style:style style:name="T25" style:family="text">
      <style:text-properties officeooo:rsid="003b56c4"/>
    </style:style>
    <style:style style:name="T26" style:family="text">
      <style:text-properties officeooo:rsid="003b5d51"/>
    </style:style>
    <style:style style:name="T27" style:family="text">
      <style:text-properties officeooo:rsid="003c242d"/>
    </style:style>
    <style:style style:name="T28" style:family="text">
      <style:text-properties officeooo:rsid="003f59f1"/>
    </style:style>
    <style:style style:name="T29" style:family="text">
      <style:text-properties officeooo:rsid="0041f4f6"/>
    </style:style>
    <style:style style:name="T30" style:family="text">
      <style:text-properties officeooo:rsid="0047da0e"/>
    </style:style>
    <style:style style:name="T31" style:family="text">
      <style:text-properties officeooo:rsid="0049788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3">Inside SCADA Systems</text:h>
      <text:p text:style-name="P1">A SCADA (supervisory control and data acquisition) is an automation control system that is used in industries such as energy, oil and gas, water, power, and many more. The system has a centralized system that monitors and controls entire sites, ranging from an industrial plant to a complex of plants across the country. A SCADA system works by operating with signals that communicate via channels to provide the user with remote controls of any equipment in a given system. It also implements a distributed database, or tag database, that contains tags or points throughout the plant. These points represent a single input or output value that is monitored or controlled by the SCADA system in the centralized control room. The points are stored in the distributed database as value-timestamp pairs. It's very common to set up the SCADA systems to also acquire metadata, such as programmable logic controller (PLC) register paths and alarm statistics.</text:p>
      <text:p text:style-name="P1"><text:tab/>While these systems simplify a given infrastructure, their components are quite complex. There are five essential composing parts of a SCADA system:</text:p>
      <text:list xml:id="list1468476098" text:style-name="L4">
        <text:list-item>
          <text:p text:style-name="P9">Human Machine Interface (HMI) </text:p>
        </text:list-item>
        <text:list-item>
          <text:p text:style-name="P9">supervisory system </text:p>
        </text:list-item>
        <text:list-item>
          <text:p text:style-name="P9">Remote Terminal Units (RTUs) </text:p>
        </text:list-item>
        <text:list-item>
          <text:p text:style-name="P9">Programmable Logic Controllers (PLCs) </text:p>
        </text:list-item>
        <text:list-item>
          <text:p text:style-name="P4">communication infrastructures </text:p>
        </text:list-item>
      </text:list>
      <text:p text:style-name="P2"><text:tab/>The HMI processes data from each tag and sends it to a human operator, where he or she then can monitor or control the system. The supervisory system gathers the data sent from each tag and sends commands or operations to the process. The RTUs connect sensors and convert their signals to digital data and send it to the supervisory system, where it can be stored in a distributed database. PLCs are used as field devices because they are much more versatile and economical than process-specific RTUs. Finally, the communication infrastructure delivers connectivity to the supervisory system and then to the RTUs and PLCs for the user to command. The communication infrastructure is necessary to relay data from remote RTU/PLCs, which run along electric grids, water supplies, and pipelines. Communication is the absolute most essential link for a SCADA system to operate properly; however, how well the system manages communication from HMI to RTUs and PLCs fundamentally determines how successful a SCADA system can be. Below is a figure of what a basic SCADA system might look like for a given infrastructure. </text:p>
      <text:p text:style-name="P8">Optimizing Performance</text:p>
      <text:p text:style-name="P1"><text:tab/>While many power, electric, and water companies still use manual labor to perform measurements and adjustments, these tasks can be easily automated with SCADA systems. With utilization from automation in a framework, labor costs can be cut as well as minimize errors with measurements or adjustments. It may seem that SCADA systems just process and store data in a distributed database, but there's much more complexity to the system itself. The system provides numerous benefits over manual labor such as redundancy adjustments, stable backups of time stamped <text:soft-page-break/>data, and a secure alarm system. Instead of using humans to check for errors throughout the plant, grid, or pipeline, SCADA uses scripts that detect problems in the system, and quickly adjusts the system from creating an outage. If an outage were to occur that slipped past, a SCADA system's distributed database would help workers instantly identify the location of failure. Also, the automation system significantly increases the time of power restoration that comes with an outage; from the control room, at the press of a button, a worker can enable switches and help reroute power to unaffected sections.</text:p>
      <text:p text:style-name="P2"><text:tab/>SCADA systems now have the available power of cloud computing; these systems can report close to real-time accuracy and use cloud environments to implement more complex algorithms. These algorithms otherwise would not be implementable on traditional PLCs or RTUs. Without even being at the plant, workers can access computing resources such as networks, storage, servers, and equipment controls. Cloud computing can be supported by two ways: The SCADA system is running on-site, connected to the communication infrastructure directly, and delivering information to the cloud or the SCADAsystem is running completely in the cloud network and remotely connected to the communication infrastructure. As practical as accessing controls to an on-site location might be, cloud computing through SCADA applications is still very vulnerable to cyber attacks. If the system were hit with an attack, hackers could have access to organizational data and resources that could expose the company and inadvertently push customers to another service provider.</text:p>
      <text:p text:style-name="P8">SCADA Security</text:p>
      <text:p text:style-name="P1"><text:tab/>While they were once isolated entities that were at the hands of engineers, operators, and system technicians, SCADA systems didn't always prioritize secure connections to public networks, leaving many SCADA platforms open to attack. Today there are numerous standards that are required for a secure SCADA platform to run and be operated by its users. If any of these procedures and standards are not practiced correctly, the SCADA platform can be left open for attacks or viruses. However, even with all of these procedures and practices, there is a huge lack of authentication in the design and operation of some existing SCADA networks. While these systems control electricity grids, gas and oil pipelines, and water distribution, the security of these systems needs to be developed extremely well because it can cause massive problems to many areas of society.<text:line-break/><text:tab/>While SCADA platforms provide a vast number of benefits and reductions of cost and downtime of the system, there are still many security threats that need to be worked out. The drive of SCADA platforms is to provide users with quick access to PLCs/RTUs and provide simplistic integration of equipment controls to user interfaces. These systems can be a great tool, but need to be heavily monitored through HMIs. For example, the system can switch a motor or power on or off and can operate the equipment locally.</text:p>
      <text:p text:style-name="P10">Внутри SCADA систем</text:p>
      <text:p text:style-name="P1">SCADA (supervisory control and data acquisition) - это автоматизированная система управления, которая используется в таких отраслях, как энергетика, нефть и газ, водоснабжение, <text:span text:style-name="T2">э</text:span>лектроэнергетика и многие другие. Система имеет централизованную систему, которая контролирует целые объекты, начиная от промышленного завода до комплекса заводов по всей стране. Система SCADA работает с <text:span text:style-name="T3">датчиками</text:span>, которые связываются каналам<text:span text:style-name="T3">и</text:span>, чтобы предоставить пользователю дистанционное управление любым оборудованием в данной системе. Он также реализует распределенную базу данных, или базу данных тегов, которая содержит теги или точки по всему заводу. Эти точки представляют собой одно входное или выходное значение, которое контролируется системой SCADA в центре управления. Точки хранятся в распределенной базе данных в виде пар "значение-метка времени". Очень часто системы SCADA настраиваются на получение метаданных, таких как пути регистрации программируемых логических контроллеров (ПЛК) и статистика аварийных сигналов.</text:p>
      <text:p text:style-name="P1">В то время как эти системы упрощают данную инфраструктуру, их компоненты довольно сложны. Существует пять основных составляющих частей системы SCADA:</text:p>
      <text:list xml:id="list3162995713" text:style-name="L3">
        <text:list-item>
          <text:p text:style-name="P3">Человеко-машинный интерфейс (HMI)</text:p>
        </text:list-item>
        <text:list-item>
          <text:p text:style-name="P3"><text:span text:style-name="T1">Д</text:span>испетчерская система</text:p>
        </text:list-item>
        <text:list-item>
          <text:p text:style-name="P3">Периферийные Устройства (<text:span text:style-name="T4">RTUs</text:span>)</text:p>
        </text:list-item>
        <text:list-item>
          <text:p text:style-name="P3">Программируемые Логические Контроллеры (<text:span text:style-name="T4">PLCs</text:span>)</text:p>
        </text:list-item>
        <text:list-item>
          <text:p text:style-name="P3"><text:span text:style-name="T1">К</text:span>оммуникационная инфраструктура</text:p>
        </text:list-item>
      </text:list>
      <text:p text:style-name="P5">HMI обрабатывает данные с каждого тега и отправляет их оператору-человеку, который затем может контролировать или управлять системой. Система контроля собирает данные, передаваемые от каждого тега, и отправляет команды или операции процессу. <text:span text:style-name="T4">К</text:span> <text:span text:style-name="T4">RTU</text:span> подключают датчики, преобразуют их сигналы в цифровые данные и передают их в диспетчерскую систему, где они могут храниться в распределенной базе данных. <text:span text:style-name="T5">PLC</text:span> используются в качестве полевых устройств, поскольку они гораздо более универсальны и экономичны, чем технологические <text:span text:style-name="T7">RTU</text:span>. Наконец, коммуникационная инфраструктура обеспечивает подключение к диспетчерской системе, а затем к RTU и PLCs для <text:span text:style-name="T6">оператора</text:span>. Инфраструктура связи необходима для ретрансляции данных с удаленных <text:span text:style-name="T8">RTU</text:span>/<text:span text:style-name="T8">PLC</text:span>, которые проходят по электрическим сетям, водопроводам и трубопроводам. Коммуникация является <text:span text:style-name="T9">единственным</text:span> наиболее важным звеном для правильной работы системы SCADA; однако, насколько хорошо система управляет коммуникацией от HMI до RTUs и PLCs, в основном определяет, насколько успешной может быть система SCADA.</text:p>
      <text:p text:style-name="P7"><text:span text:style-name="T10">О</text:span>птимизация производительности:</text:p>
      <text:p text:style-name="P1">Хотя многие энергетические, электрические и водные компании все еще <text:soft-page-break/>используют ручной труд для выполнения измерений и регулировок, эти задачи могут быть легко автоматизированы с помощью систем SCADA. С использованием <text:span text:style-name="T11">систем</text:span> автоматизации, затраты на рабочую силу можно сократить, а также свести к минимуму ошибки с измерениями или регулировками. Может показаться, что SCADA-системы просто обрабатывают и хранят данные в распределенной базе данных, но сама система гораздо сложнее. Система обеспечивает многочисленные преимущества по сравнению с ручным трудом, такие как регулировка избыточности, стабильное резервное копирование данных с отметкой времени и безопасная система сигнализации. Вместо того чтобы использовать людей для проверки на наличие ошибок на заводе, в сети или трубопроводе, SCADA использует сценарии, которые обнаруживают проблемы в системе и б<text:span text:style-name="T12">ч</text:span>ыстро настраивают систему от возникновения сбоя. Если произойдет сбой, который проскочит мимо, распределенная база данных системы SCADA поможет работникам мгновенно определить место сбоя. Кроме того, система автоматизации значительно увеличивает время восстановления питания, которое приходит с отключением; из диспетчерской, при нажатии кнопки, работник может включить выключатели и помочь перенаправить питание на незатронутые участки.</text:p>
      <text:p text:style-name="P1">В настоящее время SCADA-системы имеют доступную мощность облачных вычислений; эти системы могут передавать данные с точностью, близкой к точности в реальном времени, и использовать облачные среды для реализации более сложных алгоритмов. В противном случае эти алгоритмы не были бы реализованы на традиционных ПЛК или RTU. Даже не находясь на заводе, рабочие могут получить доступ к вычислительным ресурсам, таким как сети, хранилища, серверы и средства управления оборудованием. Облачные вычисления могут поддерживаться двумя способами: система SCADA работает на месте, подключена к коммуникационной инфраструктуре напрямую, а передача информации в облако или SCADA <text:span text:style-name="T13">систем</text:span> работает полностью в облачной сети и удаленно подключена к коммуникационной инфраструктуре. Как бы практичен ни был доступ к элементам управления на месте, облачные вычисления с помощью приложений SCADA все еще очень уязвимы для кибератак. Если бы система подверглась атаке, хакеры могли бы получить доступ к организационным данным и ресурсам, которые могли бы разоблачить компанию и непреднамеренно подтолкнуть клиентов к другому поставщику услуг.</text:p>
      <text:p text:style-name="P7">Безопасность SCADA</text:p>
      <text:p text:style-name="P1">В то время как они были когда-то изолированными объектами, которые находились в руках инженеров, операторов и системных техников, системы SCADA не всегда отдавали приоритет безопасным соединениям с общественными сетями, оставляя многие платформы SCADA открытыми для атаки. Сегодня существует множество стандартов, которые необходимы для безопасной платформы SCADA, чтобы работать и управляться ее пользователями. Если какие-либо из этих процедур и стандартов не выполняются должным образом, платформа SCADA может быть оставлена <text:soft-page-break/>открытой для атак или вирусов. Тем не менее, даже при всех этих процедурах и практиках, существует огромный недостаток аутентификации в проектировании и эксплуатации некоторых существующих сетей SCADA. В то время как эти системы контролируют электрические сети, газо-и нефтепроводы, а также распределение воды, безопасность этих систем должна быть развита чрезвычайно хорошо, потому что это может вызвать огромные проблемы для многих областей общества.</text:p>
      <text:p text:style-name="P1"><text:tab/>В то время как платформы SCADA предоставляют огромное количество преимуществ и сокращают затраты и время простоя системы, существует еще много угроз безопасности, которые необходимо проработать. Привод платформ SCADA должен обеспечить пользователям быстрый доступ к PLCs/RTU и обеспечить упрощенную интеграцию элементов управления оборудованием в пользовательские интерфейсы. Эти системы могут быть отличным инструментом, но их необходимо тщательно контролировать с помощью HMI. Например, система может включать или выключать двигатель или питание и может управлять оборудованием локально.</text:p>
      <text:p text:style-name="P1"/>
      <text:p text:style-name="P6">Перевод терминов:</text:p>
      <text:list xml:id="list3538903542" text:style-name="L9">
        <text:list-item>
          <text:p text:style-name="P11">SCADA (supervisory control and data acquisition)</text:p>
        </text:list-item>
        <text:list-item>
          <text:p text:style-name="P11">Human Machine Interface (HMI)</text:p>
        </text:list-item>
        <text:list-item>
          <text:p text:style-name="P11"><text:span text:style-name="T14">S</text:span>upervisory system </text:p>
        </text:list-item>
        <text:list-item>
          <text:p text:style-name="P12">Remote Terminal Units (RTUs) </text:p>
        </text:list-item>
        <text:list-item>
          <text:p text:style-name="P12">Programmable Logic Controllers (PLCs) </text:p>
        </text:list-item>
        <text:list-item>
          <text:p text:style-name="P12"><text:span text:style-name="T14">C</text:span>ommunication infrastructures</text:p>
        </text:list-item>
        <text:list-item>
          <text:p text:style-name="P12"><text:span text:style-name="T14">D</text:span>istributed <text:span text:style-name="T14">d</text:span>atabase</text:p>
        </text:list-item>
        <text:list-item>
          <text:p text:style-name="P12"><text:span text:style-name="T18">T</text:span>ag database</text:p>
        </text:list-item>
        <text:list-item>
          <text:p text:style-name="P12"><text:span text:style-name="T15">A</text:span>utomation control system</text:p>
        </text:list-item>
        <text:list-item>
          <text:p text:style-name="P12"><text:span text:style-name="T16">R</text:span>emote control<text:span text:style-name="T17">l</text:span></text:p>
        </text:list-item>
        <text:list-item>
          <text:p text:style-name="P12"><text:span text:style-name="T19">C</text:span>entralized control room</text:p>
        </text:list-item>
        <text:list-item>
          <text:p text:style-name="P12"><text:span text:style-name="T20">M</text:span>etadata</text:p>
        </text:list-item>
        <text:list-item>
          <text:p text:style-name="P12"><text:span text:style-name="T21">S</text:span>ensors</text:p>
        </text:list-item>
        <text:list-item>
          <text:p text:style-name="P12"><text:span text:style-name="T22">S</text:span>cripts</text:p>
        </text:list-item>
        <text:list-item>
          <text:p text:style-name="P12"><text:span text:style-name="T23">C</text:span>loud computing</text:p>
        </text:list-item>
        <text:list-item>
          <text:p text:style-name="P12"><text:span text:style-name="T24">V</text:span>ulnerable to cyber attacks</text:p>
        </text:list-item>
        <text:list-item>
          <text:p text:style-name="P12"><text:span text:style-name="T25">R</text:span>edundancy adjustments</text:p>
        </text:list-item>
        <text:list-item>
          <text:p text:style-name="P12"><text:span text:style-name="T26">B</text:span>ackups</text:p>
        </text:list-item>
        <text:list-item>
          <text:p text:style-name="P12"><text:span text:style-name="T28">R</text:span>eroute</text:p>
        </text:list-item>
        <text:list-item>
          <text:p text:style-name="P12"><text:soft-page-break/><text:span text:style-name="T29">U</text:span>naffected sections</text:p>
        </text:list-item>
      </text:list>
      <text:p text:style-name="P13">Осталось: перевести <text:span text:style-name="T31">слова</text:span>; аннотация(150-200); выписать пассивный залог, причастие, герундий; <text:span text:style-name="T30">10 вопросов.</text:span></text:p>
      <text:p text:style-name="P13"/>
      <text:p text:style-name="P14">Источники:</text:p>
      <text:p text:style-name="P14">https://www.allaboutcircuits.com/technical-articles/an-introduction-to-scada-systems/</text:p>
      <text:p text:style-name="P14">Словари:</text:p>
      <text:p text:style-name="P14">https://translate.yandex.com/?lang=en-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2.5.2$Linux_X86_64 LibreOffice_project/1ec314fa52f458adc18c4f025c545a4e8b22c159</meta:generator>
    <dc:date>2020-01-16T23:47:10.845991103</dc:date>
    <meta:editing-duration>PT1H52M7S</meta:editing-duration>
    <meta:editing-cycles>55</meta:editing-cycles>
    <meta:document-statistic meta:table-count="0" meta:image-count="0" meta:object-count="0" meta:page-count="6" meta:paragraph-count="55" meta:word-count="1867" meta:character-count="13174" meta:non-whitespace-character-count="11376"/>
  </office:meta>
</office:document-meta>
</file>